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color="#000000" loext:opacity="100%" fo:font-size="12pt" fo:font-weight="bold" officeooo:rsid="00124da1" officeooo:paragraph-rsid="00124da1" fo:background-color="transparent" style:font-size-asian="12pt" style:font-weight-asian="bold" style:font-size-complex="12pt" style:font-weight-complex="bold"/>
    </style:style>
    <style:style style:name="P5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6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 loext:opacity="100%" fo:font-size="12pt" fo:font-weight="normal" officeooo:rsid="00124da1" officeooo:paragraph-rsid="0017de1c" fo:background-color="transparent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e1c"/>
    </style:style>
    <style:style style:name="T5" style:family="text">
      <style:text-properties officeooo:rsid="0018e2d5"/>
    </style:style>
    <style:style style:name="T6" style:family="text">
      <style:text-properties style:text-underline-style="solid" style:text-underline-width="auto" style:text-underline-color="font-color" officeooo:rsid="0017de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1<text:span text:style-name="T4">8</text:span><text:span text:style-name="T1">th</text:span> March, 202<text:span text:style-name="T2">1</text:span></text:p>
      <text:p text:style-name="P1"/>
      <text:p text:style-name="P2"/>
      <text:p text:style-name="P4">Internal Meeting with Team:</text:p>
      <text:p text:style-name="P3"><text:tab/>– Sat with Ami and Priyank and discussed today’s agenda.</text:p>
      <text:p text:style-name="P3"><text:tab/>– <text:span text:style-name="T4">Divided task for eVHC and DMS with Ami and Priyank.</text:span></text:p>
      <text:p text:style-name="P3"/>
      <text:p text:style-name="P4">Call with Harshil:</text:p>
      <text:p text:style-name="P3"><text:tab/>– <text:span text:style-name="T4">Had call with Harshil in morning to get tasks for today.</text:span></text:p>
      <text:p text:style-name="P3"><text:tab/>– <text:span text:style-name="T4">Harshil showed me and helped me get through competitor analysis of MultiFleet with <text:tab/><text:tab/><text:tab/> <text:s text:c="2"/>OdoDrive and CLM.</text:span></text:p>
      <text:p text:style-name="P3"><text:tab/>– <text:span text:style-name="T4">Explained me how can we perform competitor analysis for a client, what things should be <text:tab/> <text:s text:c="7"/><text:tab/> <text:s text:c="2"/>kept in mind while doing it.</text:span></text:p>
      <text:p text:style-name="P3"><text:tab/>– <text:span text:style-name="T4">Finally, asked me to do analysis for competition with other clients similar to MultiFleet.</text:span></text:p>
      <text:p text:style-name="P3"><text:tab/>– <text:span text:style-name="T4">Prepared a few slides and mailed it to Harshil for today’s task.</text:span></text:p>
      <text:p text:style-name="P3"><text:tab/></text:p>
      <text:p text:style-name="P3"><text:span text:style-name="T3">Session</text:span>:</text:p>
      <text:p text:style-name="P7"><text:tab/>– <text:span text:style-name="T4">Updated Sir about overall improvements – personality, soft-skills, automotive knowledge till <text:tab/><text:tab/> <text:s text:c="2"/>now.</text:span></text:p>
      <text:p text:style-name="P7"><text:tab/>– <text:span text:style-name="T5">Learnt </text:span><text:span text:style-name="T4">new words to improve vocabulary as prepared by me and team members. <text:s/></text:span><text:span text:style-name="T6">Purpose</text:span><text:span text:style-name="T4">: to <text:tab/> <text:s text:c="2"/><text:tab/> <text:s text:c="2"/>use more engaging words while presenting a communicating with client to sound more <text:tab/> <text:s text:c="6"/><text:tab/> <text:s text:c="2"/>professional,</text:span></text:p>
      <text:p text:style-name="P3"><text:tab/>– <text:span text:style-name="T5">Case Study on DAR Automotive: They had requirements for ERP /PIM /EPC /Customer <text:tab/> <text:s/><text:tab/> <text:s text:c="2"/>Portal. They also had requirements to migrate from being a garage to Aftermarket(STARTEC <text:tab/><text:tab/> <text:s text:c="2"/>Auto Centre). Went through their journey.</text:span></text:p>
      <text:p text:style-name="P3"/>
      <text:p text:style-name="P4">Project Showcase:</text:p>
      <text:p text:style-name="P3"><text:tab/>– A presentation session was conducted to review project of all new trainees.<text:tab/></text:p>
      <text:p text:style-name="P3"><text:tab/>– <text:span text:style-name="T5">Had my presentation today to show my project that has been developed as a trainee.</text:span></text:p>
      <text:p text:style-name="P3"/>
      <text:p text:style-name="P3"><text:soft-page-break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18T19:14:25.376000000</dc:date>
    <meta:editing-duration>PT1H1M26S</meta:editing-duration>
    <meta:editing-cycles>10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9" meta:word-count="207" meta:character-count="1371" meta:non-whitespace-character-count="1096"/>
  </office:meta>
</office:document-meta>
</file>